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bc75" officeooo:paragraph-rsid="0019bc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09:37:19.644341832</meta:creation-date>
    <dc:date>2018-12-27T09:37:33.009843327</dc:date>
    <meta:editing-duration>PT1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